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8000000E4778CD58E.png" manifest:media-type="image/png"/>
  <manifest:file-entry manifest:full-path="Pictures/100000000000027600000135C9B4D266.png" manifest:media-type="image/png"/>
  <manifest:file-entry manifest:full-path="Pictures/1000000000000259000000D3C7261CAE.png" manifest:media-type="image/png"/>
  <manifest:file-entry manifest:full-path="Pictures/10000000000002D8000001348B1AB1C2.png" manifest:media-type="image/png"/>
  <manifest:file-entry manifest:full-path="Pictures/10000000000002950000010BC7D0CB22.png" manifest:media-type="image/png"/>
  <manifest:file-entry manifest:full-path="Pictures/1000000000000276000000F8C89660D5.png" manifest:media-type="image/png"/>
  <manifest:file-entry manifest:full-path="Pictures/10000000000002AD000000D3DFA5C01A.png" manifest:media-type="image/png"/>
  <manifest:file-entry manifest:full-path="Pictures/10000000000001D50000004DF7FFBE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àfics1" text:anchor-type="paragraph" svg:width="12.409cm" svg:height="2.037cm" draw:z-index="0"><draw:image xlink:href="Pictures/10000000000001D50000004DF7FFBEC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àfics2" text:anchor-type="paragraph" svg:width="17cm" svg:height="6.867cm" draw:z-index="1"><draw:image xlink:href="Pictures/10000000000002950000010BC7D0CB22.png" xlink:type="simple" xlink:show="embed" xlink:actuate="onLoad"/></draw:frame></text:p>
      <text:p text:style-name="Standard"/>
      <text:p text:style-name="Standard"/>
      <text:p text:style-name="Standard"><draw:frame draw:style-name="fr2" draw:name="gràfics3" text:anchor-type="paragraph" svg:width="17cm" svg:height="7.191cm" draw:z-index="2"><draw:image xlink:href="Pictures/10000000000002D8000001348B1AB1C2.png" xlink:type="simple" xlink:show="embed" xlink:actuate="onLoad"/></draw:frame></text:p>
      <text:p text:style-name="Standard"/>
      <text:p text:style-name="Standard"><draw:frame draw:style-name="fr1" draw:name="gràfics4" text:anchor-type="paragraph" svg:width="16.669cm" svg:height="6.562cm" draw:z-index="3"><draw:image xlink:href="Pictures/1000000000000276000000F8C89660D5.png" xlink:type="simple" xlink:show="embed" xlink:actuate="onLoad"/></draw:frame><text:soft-page-break/></text:p>
      <text:p text:style-name="Standard"/>
      <text:p text:style-name="Standard"><draw:frame draw:style-name="fr1" draw:name="gràfics5" text:anchor-type="paragraph" svg:width="15.901cm" svg:height="5.583cm" draw:z-index="4"><draw:image xlink:href="Pictures/1000000000000259000000D3C7261CAE.png" xlink:type="simple" xlink:show="embed" xlink:actuate="onLoad"/></draw:frame></text:p>
      <text:p text:style-name="Standard"><draw:frame draw:style-name="fr2" draw:name="gràfics6" text:anchor-type="paragraph" svg:width="17cm" svg:height="5.235cm" draw:z-index="5"><draw:image xlink:href="Pictures/10000000000002AD000000D3DFA5C01A.png" xlink:type="simple" xlink:show="embed" xlink:actuate="onLoad"/></draw:frame></text:p>
      <text:p text:style-name="Standard"><draw:frame draw:style-name="fr2" draw:name="gràfics7" text:anchor-type="paragraph" svg:width="17cm" svg:height="5.837cm" draw:z-index="6"><draw:image xlink:href="Pictures/1000000000000298000000E4778CD58E.png" xlink:type="simple" xlink:show="embed" xlink:actuate="onLoad"/></draw:frame></text:p>
      <text:p text:style-name="Standard"><text:soft-page-break/></text:p>
      <text:p text:style-name="Standard"><draw:frame draw:style-name="fr1" draw:name="gràfics8" text:anchor-type="paragraph" svg:width="16.669cm" svg:height="8.176cm" draw:z-index="7"><draw:image xlink:href="Pictures/100000000000027600000135C9B4D2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5:41:10</meta:creation-date>
    <dc:date>2015-10-27T16:53:26</dc:date>
    <meta:editing-duration>PT12M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  <meta:generator>LibreOffice/3.5$Linux_x86 LibreOffice_project/350m1$Build-2</meta:generator>
  </office:meta>
</office:document-meta>
</file>